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3"/>
        <table:table-row table:style-name="ro1">
          <table:table-cell table:style-name="ce1"/>
          <table:table-cell table:style-name="ce2" office:value-type="string" table:number-columns-spanned="4" table:number-rows-spanned="1">
            <text:p>Channel</text:p>
          </table:table-cell>
          <table:covered-table-cell table:number-columns-repeated="3"/>
        </table:table-row>
        <table:table-row table:style-name="ro1">
          <table:table-cell table:style-name="ce1" office:value-type="string">
            <text:p>Orthomode outputs</text:p>
          </table:table-cell>
          <table:table-cell office:value-type="string">
            <text:p>H1</text:p>
          </table:table-cell>
          <table:table-cell office:value-type="string">
            <text:p>V1</text:p>
          </table:table-cell>
          <table:table-cell office:value-type="string">
            <text:p>H2</text:p>
          </table:table-cell>
          <table:table-cell office:value-type="string">
            <text:p>V2</text:p>
          </table:table-cell>
        </table:table-row>
        <table:table-row table:style-name="ro1">
          <table:table-cell table:style-name="ce1" office:value-type="string">
            <text:p>Orthomode orientation</text:p>
          </table:table-cell>
          <table:table-cell office:value-type="string">
            <text:p>horizontal</text:p>
          </table:table-cell>
          <table:table-cell office:value-type="string">
            <text:p>vertical</text:p>
          </table:table-cell>
          <table:table-cell office:value-type="string">
            <text:p>horizontal</text:p>
          </table:table-cell>
          <table:table-cell office:value-type="string">
            <text:p>vertical</text:p>
          </table:table-cell>
        </table:table-row>
        <table:table-row table:style-name="ro1">
          <table:table-cell table:style-name="ce1" office:value-type="string">
            <text:p>Dewar outputs</text:p>
          </table:table-cell>
          <table:table-cell office:value-type="string">
            <text:p>H1</text:p>
          </table:table-cell>
          <table:table-cell office:value-type="string">
            <text:p>V1</text:p>
          </table:table-cell>
          <table:table-cell office:value-type="string">
            <text:p>H2</text:p>
          </table:table-cell>
          <table:table-cell office:value-type="string">
            <text:p>V2</text:p>
          </table:table-cell>
        </table:table-row>
        <table:table-row table:style-name="ro1">
          <table:table-cell table:style-name="ce1" office:value-type="string">
            <text:p>Post-amp inputs</text:p>
          </table:table-cell>
          <table:table-cell office:value-type="string">
            <text:p>Feed 1 Pol 1</text:p>
          </table:table-cell>
          <table:table-cell office:value-type="string">
            <text:p>Feed 1 Pol 2</text:p>
          </table:table-cell>
          <table:table-cell office:value-type="string">
            <text:p>Feed 2 Pol 1</text:p>
          </table:table-cell>
          <table:table-cell office:value-type="string">
            <text:p>Feed 2 Pol 2</text:p>
          </table:table-cell>
        </table:table-row>
        <table:table-row table:style-name="ro1">
          <table:table-cell table:style-name="ce1" office:value-type="string">
            <text:p>Post-amp outputs</text:p>
          </table:table-cell>
          <table:table-cell office:value-type="string">
            <text:p>Feed 1 Pol 1</text:p>
          </table:table-cell>
          <table:table-cell office:value-type="string">
            <text:p>Feed 1 Pol 2</text:p>
          </table:table-cell>
          <table:table-cell office:value-type="string">
            <text:p>Feed 2 Pol 1</text:p>
          </table:table-cell>
          <table:table-cell office:value-type="string">
            <text:p>Feed 2 Pol 2</text:p>
          </table:table-cell>
        </table:table-row>
        <table:table-row table:style-name="ro1">
          <table:table-cell table:style-name="ce1" office:value-type="string">
            <text:p>WBDC1 inputs</text:p>
          </table:table-cell>
          <table:table-cell office:value-type="string">
            <text:p>Ant 1 E</text:p>
          </table:table-cell>
          <table:table-cell office:value-type="string">
            <text:p>Ant 1 H</text:p>
          </table:table-cell>
          <table:table-cell office:value-type="string">
            <text:p>Ant 2 E</text:p>
          </table:table-cell>
          <table:table-cell office:value-type="string">
            <text:p>Ant 2 H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uiper</meta:initial-creator>
    <meta:creation-date>2015-03-05T13:54:43</meta:creation-date>
    <dc:date>2015-03-05T14:04:55</dc:date>
    <dc:creator>Tom Kuiper</dc:creator>
    <meta:editing-duration>P0D</meta:editing-duration>
    <meta:editing-cycles>1</meta:editing-cycles>
    <meta:document-statistic meta:table-count="1" meta:cell-count="31" meta:object-count="0"/>
    <meta:generator>LibreOffice/3.5$Linux_X86_64 LibreOffice_project/350m1$Build-2</meta:generator>
  </office:meta>
</office:document-meta>
</file>